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28F000000527B5EA5D2.png" manifest:media-type="image/png"/>
  <manifest:file-entry manifest:full-path="Pictures/100004BB0000D50300002BB803E056F9.svg" manifest:media-type="image/svg+xml"/>
  <manifest:file-entry manifest:full-path="Pictures/1000000100000369000000ACA3DD46B1.png" manifest:media-type="image/png"/>
  <manifest:file-entry manifest:full-path="Pictures/100000010000061800000140053915E1.png" manifest:media-type="image/png"/>
  <manifest:file-entry manifest:full-path="Pictures/10003D320000443700000D702226A4D0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entury Gothic" svg:font-family="'Century Gothic'" style:font-adornments="Normal" style:font-family-generic="swiss" style:font-pitch="variable"/>
    <style:font-face style:name="Core Sans G 35 Light" svg:font-family="'Core Sans G 35 Light'" style:font-adornments="Standard" style:font-family-generic="swiss" style:font-pitch="variable"/>
    <style:font-face style:name="Core Sans G 55 Medium" svg:font-family="'Core Sans G 55 Medium'" style:font-adornments="Standard" style:font-family-generic="swiss" style:font-pitch="variable"/>
    <style:font-face style:name="Core Sans G 65 Bold" svg:font-family="'Core Sans G 65 Bold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rsid="0090143d" officeooo:paragraph-rsid="0090143d"/>
    </style:style>
    <style:style style:name="P3" style:family="paragraph" style:parent-style-name="Standard" style:list-style-name="L1">
      <style:text-properties officeooo:rsid="0090143d" officeooo:paragraph-rsid="0090143d"/>
    </style:style>
    <style:style style:name="P4" style:family="paragraph" style:parent-style-name="Standard">
      <style:text-properties officeooo:rsid="009134f0" officeooo:paragraph-rsid="009134f0"/>
    </style:style>
    <style:style style:name="P5" style:family="paragraph" style:parent-style-name="Preformatted_20_Text">
      <style:text-properties officeooo:rsid="009134f0" officeooo:paragraph-rsid="009134f0"/>
    </style:style>
    <style:style style:name="P6" style:family="paragraph" style:parent-style-name="Preformatted_20_Text">
      <style:paragraph-properties fo:margin-top="0cm" fo:margin-bottom="0.21cm" style:contextual-spacing="false"/>
      <style:text-properties style:font-name="Core Sans G 35 Light"/>
    </style:style>
    <style:style style:name="T1" style:family="text">
      <style:text-properties officeooo:rsid="009134f0"/>
    </style:style>
    <style:style style:name="T2" style:family="text">
      <style:text-properties officeooo:rsid="0090b4cd"/>
    </style:style>
    <style:style style:name="fr1" style:family="graphic" style:parent-style-name="Graphics">
      <style:graphic-properties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Webling Sync</text:p>
      <text:p text:style-name="P2"/>
      <text:h text:style-name="Heading_20_1" text:outline-level="1">Einleitung</text:h>
      <text:p text:style-name="P2">Die Benutzer (Mitglieder) aus Webling sollen mit der Tabelle fe_users synchronisiert werden. Unter Synchronisation wird hier verstanden:</text:p>
      <text:list text:style-name="L1">
        <text:list-item>
          <text:p text:style-name="P3">In fe_users bestehende Benutzer werden aktualisiert (Name, Vorname, Adresse, <text:span text:style-name="T1">PLZ, Ort,</text:span> E-Mail <text:span text:style-name="T1">(privat)</text:span>, Telefon <text:span text:style-name="T1">(mobile)</text:span>, Passwort, Benutzername)</text:p>
        </text:list-item>
        <text:list-item>
          <text:p text:style-name="P3">In fe_users bestehende Benutzer, welche in Webling gelöscht wurden, werden gelöscht</text:p>
        </text:list-item>
        <text:list-item>
          <text:p text:style-name="P3">In fe_users nicht existierende Benutzer werden angelegt</text:p>
        </text:list-item>
      </text:list>
      <text:p text:style-name="P2">Als Key für die Synchronisation wird die Mitglieder-ID aus Webling und die <text:span text:style-name="T2">w</text:span>uid aus fe_users verwendet. <text:span text:style-name="T2">Das Feld wuid (webling uid) wird in </text:span><text:span text:style-name="T1">TCA Owerrides fe_users deklariert.</text:span></text:p>
      <text:p text:style-name="P4">Bei der Synchronisaiton werden nur fe_users die Mitglied der Gruppe «webling» (Tabelle fe_groups) sind.</text:p>
      <text:h text:style-name="Heading_20_1" text:outline-level="1">Beschrieb</text:h>
      <text:h text:style-name="Heading_20_2" text:outline-level="2">Verwendung</text:h>
      <text:p text:style-name="P4">Die Synchronisation wird als CLI-Command realisiert. D.h. um die Synchronisaiton manuell durchzuführen wird folgender Befehl benutzt:</text:p>
      <text:p text:style-name="P5">vendor/bin/typo3 conpassione:syncweblingmembers</text:p>
      <text:p text:style-name="Standard"/>
      <text:p text:style-name="P4">Natürlich kann der Befehl auch via Crone regelmässig ausgeführt werden.</text:p>
      <text:p text:style-name="P4"/>
      <text:p text:style-name="P4"/>
      <text:h text:style-name="Heading_20_1" text:outline-level="1">Technische Infos zur Umsetzung</text:h>
      <text:p text:style-name="P6"><text:s text:c="8"/>public static function connection_status() {</text:p>
      <text:p text:style-name="P6"><text:s text:c="16"/>$options = get_option('webling-options');</text:p>
      <text:p text:style-name="P6"/>
      <text:p text:style-name="P6"><text:s text:c="16"/>if (!$options['host'] || !$options['apikey']) {</text:p>
      <text:p text:style-name="P6"><text:s text:c="24"/>return '&lt;span style="color: grey;"&gt;Keine Zugangsdaten. Bitte Webling-URL und API Key angeben.&lt;/span&gt;';</text:p>
      <text:p text:style-name="P6"><text:soft-page-break/><text:s text:c="16"/>}</text:p>
      <text:p text:style-name="P6"><text:s text:c="16"/>try {</text:p>
      <text:p text:style-name="P6"><text:s text:c="24"/>$connection = new \Webling\API\Client($options['host'], $options['apikey']);</text:p>
      <text:p text:style-name="P6"><text:s text:c="24"/>$response = $connection-&gt;get('config');</text:p>
      <text:p text:style-name="P6"><text:s text:c="24"/>if ($response-&gt;getStatusCode() == '200') {</text:p>
      <text:p text:style-name="P6"><text:s text:c="32"/>return '&lt;span style="color: #79c700;"&gt;Verbindung OK&lt;/span&gt;';</text:p>
      <text:p text:style-name="P6"><text:s text:c="24"/>} else {</text:p>
      <text:p text:style-name="P6"><text:s text:c="32"/>if ($response-&gt;getStatusCode() == '401') {</text:p>
      <text:p text:style-name="P6"><text:s text:c="40"/>return '&lt;span style="color: red;"&gt;UngÃ¼ltige Zugangsdaten.&lt;/span&gt;';</text:p>
      <text:p text:style-name="P6"><text:s text:c="32"/>} else {</text:p>
      <text:p text:style-name="P6"><text:s text:c="40"/>$data = $response-&gt;getData();</text:p>
      <text:p text:style-name="P6"><text:s text:c="40"/>$error = '';</text:p>
      <text:p text:style-name="P6"><text:s text:c="40"/>if (isset($data['error'])) {</text:p>
      <text:p text:style-name="P6"><text:s text:c="48"/>$error = ' - ' . $data['error'];</text:p>
      <text:p text:style-name="P6"><text:s text:c="40"/>}</text:p>
      <text:p text:style-name="P6"><text:s text:c="40"/>return '&lt;span style="color: red;"&gt;Verbindungsfehler: '.$response-&gt;getStatusCode().' '.$error.'&lt;/span&gt;';</text:p>
      <text:p text:style-name="P6"><text:s text:c="32"/>}</text:p>
      <text:p text:style-name="P6"><text:s text:c="24"/>}</text:p>
      <text:p text:style-name="P6"><text:s text:c="16"/>} catch (\Webling\API\ClientException $exception) {</text:p>
      <text:p text:style-name="P6"><text:s text:c="24"/>return '&lt;span style="color: red;"&gt;Verbindungsfehler: '.$exception-&gt;getMessage().'&lt;/span&gt;';</text:p>
      <text:p text:style-name="P6"><text:s text:c="16"/>}</text:p>
      <text:p text:style-name="P6"><text:s text:c="8"/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entury Gothic" svg:font-family="'Century Gothic'" style:font-adornments="Normal" style:font-family-generic="swiss" style:font-pitch="variable"/>
    <style:font-face style:name="Core Sans G 35 Light" svg:font-family="'Core Sans G 35 Light'" style:font-adornments="Standard" style:font-family-generic="swiss" style:font-pitch="variable"/>
    <style:font-face style:name="Core Sans G 55 Medium" svg:font-family="'Core Sans G 55 Medium'" style:font-adornments="Standard" style:font-family-generic="swiss" style:font-pitch="variable"/>
    <style:font-face style:name="Core Sans G 65 Bold" svg:font-family="'Core Sans G 65 Bold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CH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de" fo:country="CH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21cm" style:contextual-spacing="false" fo:orphans="2" fo:widows="2" style:page-number="auto" style:writing-mode="lr-tb"/>
      <style:text-properties style:use-window-font-color="true" loext:opacity="0%" style:font-name="Core Sans G 35 Light" fo:font-family="'Core Sans G 35 Light'" style:font-style-name="Standard" style:font-family-generic="swiss" style:font-pitch="variable"/>
    </style:style>
    <style:style style:name="Heading" style:family="paragraph" style:parent-style-name="Standard" style:next-style-name="Standard" style:class="chapter">
      <style:paragraph-properties fo:margin-top="0.423cm" fo:margin-bottom="0.212cm" style:contextual-spacing="false" fo:keep-with-next="always">
        <style:tab-stops/>
      </style:paragraph-properties>
      <style:text-properties style:font-name="Core Sans G 65 Bold" fo:font-family="'Core Sans G 65 Bold'" style:font-style-name="Standard" style:font-family-generic="swiss" style:font-pitch="variable" fo:font-size="16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 style:master-page-name="">
      <style:paragraph-properties fo:margin-top="0.3cm" fo:margin-bottom="0cm" style:contextual-spacing="false" fo:line-height="100%" fo:text-align="left" style:justify-single-word="false" style:page-number="auto" style:shadow="non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loext:hyphenation-keep-line="false" style:page-number="auto" fo:padding-left="0cm" fo:padding-right="0cm" fo:padding-top="0.035cm" fo:padding-bottom="0cm" fo:border-left="none" fo:border-right="none" fo:border-top="0.51pt solid #15abbf" fo:border-bottom="none" text:number-lines="false" text:line-number="0" style:vertical-align="middle">
        <style:tab-stops/>
      </style:paragraph-properties>
      <style:text-properties fo:color="#666666" loext:opacity="100%" fo:font-size="9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99ccff"/>
      <style:paragraph-properties fo:margin-top="0cm" fo:margin-bottom="0cm" style:contextual-spacing="true" fo:line-height="100%" style:page-number="auto" fo:background-color="transparent" fo:padding="0cm" fo:border="none" style:shadow="none" text:number-lines="false" text:line-number="0">
        <style:tab-stops/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resse" style:family="paragraph" style:parent-style-name="Standard" style:next-style-name="Datum" style:master-page-name="">
      <style:paragraph-properties fo:margin-top="2.75cm" fo:margin-bottom="1cm" style:contextual-spacing="false" fo:hyphenation-ladder-count="no-limit" fo:hyphenation-keep="auto" loext:hyphenation-keep-type="column" loext:hyphenation-keep-line="false" style:page-numb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Datum" style:family="paragraph" style:parent-style-name="Standard" style:next-style-name="Betreff" style:master-page-name="">
      <style:paragraph-properties style:page-number="auto"/>
    </style:style>
    <style:style style:name="Betreff" style:family="paragraph" style:parent-style-name="Standard" style:next-style-name="Betreff_5f_Zusatz">
      <style:paragraph-properties fo:margin-top="0cm" fo:margin-bottom="0cm" style:contextual-spacing="false"/>
      <style:text-properties style:use-window-font-color="true" loext:opacity="0%" style:font-name="Core Sans G 55 Medium" fo:font-family="'Core Sans G 55 Medium'" style:font-style-name="Standard" style:font-family-generic="swiss" style:font-pitch="variable" fo:font-weight="normal"/>
    </style:style>
    <style:style style:name="Betreff_5f_Zusatz" style:display-name="Betreff_Zusatz" style:family="paragraph" style:parent-style-name="Standard" style:next-style-name="Standard">
      <style:text-properties fo:color="#4aa6aa" loext:opacity="100%" style:font-name="Core Sans G 55 Medium" fo:font-family="'Core Sans G 55 Medium'" style:font-style-name="Standard" style:font-family-generic="swiss" style:font-pitch="variable" fo:font-size="16pt" fo:font-weight="normal"/>
    </style:style>
    <style:style style:name="Rechnung" style:family="paragraph" style:parent-style-name="Standard">
      <style:paragraph-properties fo:margin-top="0cm" fo:margin-bottom="0cm" style:contextual-spacing="false">
        <style:tab-stops>
          <style:tab-stop style:position="8.999cm"/>
          <style:tab-stop style:position="11.501cm"/>
          <style:tab-stop style:position="14.499cm" style:type="right"/>
          <style:tab-stop style:position="16.799cm" style:type="right"/>
        </style:tab-stops>
      </style:paragraph-properties>
      <style:text-properties fo:font-size="11pt" style:font-size-asian="11pt" style:font-size-complex="11pt"/>
    </style:style>
    <style:style style:name="RechnungTotal" style:family="paragraph" style:parent-style-name="Rechnung" style:next-style-name="Rechnung">
      <style:paragraph-properties fo:margin-top="0cm" fo:margin-bottom="0.21cm" style:contextual-spacing="false"/>
      <style:text-properties style:font-name="Core Sans G 55 Medium" fo:font-family="'Core Sans G 55 Medium'" style:font-style-name="Standard" style:font-family-generic="swiss" style:font-pitch="variable" fo:font-weight="normal"/>
    </style:style>
    <style:style style:name="Table_20_Heading" style:display-name="Table Heading" style:family="paragraph" style:parent-style-name="Table_20_Contents" style:class="extra">
      <loext:graphic-properties draw:fill="none" draw:fill-color="#808080"/>
      <style:paragraph-properties fo:margin-top="0cm" fo:margin-bottom="0cm" style:contextual-spacing="false" fo:line-height="150%" fo:text-align="left" style:justify-single-word="false" fo:background-color="transparent" style:shadow="none" text:number-lines="false" text:line-number="0">
        <style:tab-stops/>
      </style:paragraph-properties>
      <style:text-properties fo:color="#ffffff" loext:opacity="100%" style:font-name="Core Sans G 55 Medium" fo:font-family="'Core Sans G 55 Medium'" style:font-style-name="Standard" style:font-family-generic="swiss" style:font-pitch="variable" fo:font-weight="normal" style:font-weight-asian="bold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Standard" style:default-outline-level="1" style:class="chapter" style:master-page-name="">
      <style:paragraph-properties fo:margin-left="1cm" fo:margin-right="0cm" fo:margin-top="0.499cm" fo:margin-bottom="0.25cm" style:contextual-spacing="false" fo:text-indent="-1cm" style:auto-text-indent="false" style:page-number="auto" style:shadow="none">
        <style:tab-stops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class="chapter">
      <style:paragraph-properties fo:margin-left="1cm" fo:margin-right="0cm" fo:margin-top="0.25cm" fo:margin-bottom="0.131cm" style:contextual-spacing="false" fo:text-indent="-1cm" style:auto-text-indent="false">
        <style:tab-stops/>
      </style:paragraph-properties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Standard" style:default-outline-level="3" style:class="chapter">
      <style:paragraph-properties fo:margin-left="1cm" fo:margin-right="0cm" fo:margin-top="0.131cm" fo:margin-bottom="0cm" style:contextual-spacing="false" fo:text-indent="-1cm" style:auto-text-indent="false">
        <style:tab-stops/>
      </style:paragraph-properties>
      <style:text-properties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normal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normal" style:font-size-asian="28pt" style:font-weight-asian="bold" style:font-size-complex="28pt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color="#4aa6aa" loext:opacity="100%" style:font-name="Core Sans G 55 Medium" fo:font-family="'Core Sans G 55 Medium'" style:font-style-name="Standard" style:font-family-generic="swiss" style:font-pitch="variable"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99ccf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1cm" fo:text-indent="-2cm" fo:margin-left="1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left" style:justify-single-word="false"/>
    </style:style>
    <style:style style:name="MP2" style:family="paragraph" style:parent-style-name="Footer">
      <loext:graphic-properties draw:fill-gradient-name="gradient" draw:fill-hatch-name="hatch"/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4ef9a0"/>
    </style:style>
    <style:style style:name="MP3" style:family="paragraph" style:parent-style-name="Footer">
      <loext:graphic-properties draw:fill-gradient-name="gradient" draw:fill-hatch-name="hatch"/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59e969"/>
    </style:style>
    <style:style style:name="MP4" style:family="paragraph" style:parent-style-name="Header_20_left" style:master-page-name="">
      <style:paragraph-properties fo:margin-top="0.3cm" fo:margin-bottom="0cm" style:contextual-spacing="false" fo:line-height="100%" fo:text-align="left" style:justify-single-word="false" fo:orphans="2" fo:widows="2" style:page-number="auto" style:shadow="none" text:number-lines="false" text:line-number="0" style:vertical-align="middle" style:writing-mode="lr-tb"/>
      <style:text-properties style:use-window-font-color="true" loext:opacity="0%" style:font-name="Century Gothic"/>
    </style:style>
    <style:style style:name="MP5" style:family="paragraph" style:parent-style-name="Footer">
      <style:text-properties officeooo:paragraph-rsid="0042f33b"/>
    </style:style>
    <style:style style:name="MT1" style:family="text">
      <style:text-properties fo:color="#666666" loext:opacity="100%" style:font-name="Century Gothic" fo:font-size="9pt" officeooo:rsid="0059e969"/>
    </style:style>
    <style:style style:name="MT2" style:family="text">
      <style:text-properties officeooo:rsid="0059e969"/>
    </style:style>
    <style:style style:name="MT3" style:family="text">
      <style:text-properties fo:color="#4aa6aa" loext:opacity="100%" fo:font-weight="bold" style:font-weight-asian="bold" style:font-weight-complex="bold"/>
    </style:style>
    <style:style style:name="MT4" style:family="text">
      <style:text-properties fo:color="#ff6633" loext:opacity="100%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shadow="none" style:writing-mode="lr-tb" style:layout-grid-color="#c0c0c0" style:layout-grid-lines="267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101cm" style:dynamic-spacing="true"/>
      </style:header-style>
      <style:footer-style>
        <style:header-footer-properties fo:min-height="1.499cm" fo:margin-left="0cm" fo:margin-right="0cm" fo:margin-top="0.199cm" fo:border-top="0.51pt solid #b3b3b3" fo:border-bottom="none" fo:border-left="none" fo:border-right="none" fo:padding="0cm" style:shadow="none" style:dynamic-spacing="true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0.101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0.101cm" style:dynamic-spacing="fals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0.101cm" style:dynamic-spacing="false"/>
      </style:header-style>
      <style:footer-style>
        <style:header-footer-properties fo:min-height="1.099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draw:frame draw:style-name="Mfr1" draw:name="Bild2" text:anchor-type="char" svg:width="5.59cm" svg:height="1.101cm" draw:z-index="1"><draw:image xlink:href="Pictures/10003D320000443700000D702226A4D0.svg" xlink:type="simple" xlink:show="embed" xlink:actuate="onLoad" draw:mime-type="image/svg+xml"/><draw:image xlink:href="Pictures/1000000100000369000000ACA3DD46B1.png" xlink:type="simple" xlink:show="embed" xlink:actuate="onLoad" draw:mime-type="image/png"/></draw:frame></text:p>
      </style:header>
      <style:header-first>
        <text:p text:style-name="MP1"><draw:frame draw:style-name="Mfr1" draw:name="Bild1" text:anchor-type="char" svg:width="5.59cm" svg:height="1.101cm" draw:z-index="0"><draw:image xlink:href="Pictures/100004BB0000D50300002BB803E056F9.svg" xlink:type="simple" xlink:show="embed" xlink:actuate="onLoad" draw:mime-type="image/svg+xml"/><draw:image xlink:href="Pictures/100000010000061800000140053915E1.png" xlink:type="simple" xlink:show="embed" xlink:actuate="onLoad" draw:mime-type="image/png"/></draw:frame><text:tab/></text:p>
      </style:header-first>
      <style:footer>
        <text:p text:style-name="MP2">- <text:page-number text:select-page="current">2</text:page-number>/<text:page-count>2</text:page-count> -</text:p>
      </style:footer>
      <style:footer-first>
        <text:p text:style-name="MP3">conPassione gmbh . <text:span text:style-name="MT1">Dornereweg</text:span> 1 . CH-366<text:span text:style-name="MT2">5</text:span> <text:span text:style-name="MT2">Wattenwil</text:span> <text:s/>Fon +41 33 345 00 92<text:line-break/>CHE-108.257.709 MWST . <text:span text:style-name="MT3">www.conpassione.ch</text:span> . info@conpassione.ch</text:p>
      </style:footer-first>
    </style:master-page>
    <style:master-page style:name="Right_20_Page" style:display-name="Right Page" style:page-layout-name="Mpm2" draw:style-name="Mdp1">
      <style:header>
        <text:p text:style-name="Header_20_right"><draw:frame draw:style-name="Mfr2" draw:name="Grafik3" text:anchor-type="paragraph" svg:width="7.562cm" svg:height="0.951cm"><draw:image xlink:href="Pictures/100000010000028F000000527B5EA5D2.png" xlink:type="simple" xlink:show="embed" xlink:actuate="onLoad" draw:mime-type="image/png"/></draw:frame><text:tab/><text:tab/><text:page-number text:select-page="current">0</text:page-number>/<text:page-count>2</text:page-count></text:p>
      </style:header>
    </style:master-page>
    <style:master-page style:name="Left_20_Page" style:display-name="Left Page" style:page-layout-name="Mpm3" draw:style-name="Mdp1">
      <style:header>
        <text:p text:style-name="MP4"><draw:frame draw:style-name="Mfr2" draw:name="Grafik2" text:anchor-type="paragraph" svg:width="7.562cm" svg:height="0.951cm"><draw:image xlink:href="Pictures/100000010000028F000000527B5EA5D2.png" xlink:type="simple" xlink:show="embed" xlink:actuate="onLoad" draw:mime-type="image/png"/></draw:frame><text:page-number text:select-page="current">0</text:page-number>/<text:page-count>2</text:page-count></text:p>
      </style:header>
    </style:master-page>
    <style:master-page style:name="First_20_Page" style:display-name="First Page" style:page-layout-name="Mpm4" draw:style-name="Mdp1" style:next-style-name="Standard">
      <style:header>
        <text:p text:style-name="Header"><draw:frame draw:style-name="Mfr2" draw:name="Grafik5" text:anchor-type="paragraph" svg:width="7.562cm" svg:height="0.951cm"><draw:image xlink:href="Pictures/100000010000028F000000527B5EA5D2.png" xlink:type="simple" xlink:show="embed" xlink:actuate="onLoad" draw:mime-type="image/png"/></draw:frame></text:p>
      </style:header>
      <style:footer>
        <text:p text:style-name="MP5">conPassione gmbh . Buchshaldenstrasse 10A . CH-3661 Uetendorf <text:line-break/>Fon ++4133 345 00 92 . <text:span text:style-name="MT4">www.conpassione.ch</text:span> . info@conpassione.ch<text:line-break/>MWSt Nr. 766 877 <text:s/>FNr. CH-035.4.007.295-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3</meta:editing-cycles>
    <meta:creation-date>2026-03-07T18:48:00.276201000</meta:creation-date>
    <meta:editing-duration>PT6M50S</meta:editing-duration>
    <meta:generator>LibreOffice/26.2.1.2$MacOSX_AARCH64 LibreOffice_project/8399f6259d8c87f40e7255cdb3c9b958f5e08948</meta:generator>
    <dc:title>cp_textnew</dc:title>
    <meta:initial-creator>Renzo Bauen</meta:initial-creator>
    <dc:date>2026-03-07T22:43:13.917495000</dc:date>
    <dc:creator>Renzo Bauen</dc:creator>
    <meta:document-statistic meta:table-count="0" meta:image-count="5" meta:object-count="0" meta:page-count="2" meta:paragraph-count="47" meta:word-count="285" meta:character-count="2977" meta:non-whitespace-character-count="2043"/>
    <meta:template xlink:type="simple" xlink:actuate="onRequest" xlink:title="cp_textnew" xlink:href="../../../../Library/Application%20Support/LibreOffice/4/user/template/cp_textnew1.ott" meta:date="2026-03-07T18:47:59.311698000"/>
  </office:meta>
</office:document-meta>
</file>